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09" style:family="table-cell" style:parent-style-name="Default">
      <style:table-cell-properties fo:background-color="#ffffa6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1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29" table:default-cell-style-name="ce74"/>
        <table:table-column table:style-name="co4" table:number-columns-repeated="7" table:default-cell-style-name="ce74"/>
        <table:table-column table:style-name="co4" table:number-columns-repeated="984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 table:number-columns-spanned="4" table:number-rows-spanned="1">
            <text:p>Phot</text:p>
          </table:table-cell>
          <table:covered-table-cell table:number-columns-repeated="3" table:style-name="ce15"/>
          <table:table-cell table:style-name="ce15" office:value-type="string" calcext:value-type="string">
            <text:p>SIE</text:p>
          </table:table-cell>
          <table:table-cell table:style-name="ce15" office:value-type="string" calcext:value-type="string" table:number-columns-spanned="4" table:number-rows-spanned="1">
            <text:p>Loc</text:p>
          </table:table-cell>
          <table:covered-table-cell table:number-columns-repeated="3" table:style-name="ce15"/>
          <table:table-cell table:style-name="ce15" office:value-type="string" calcext:value-type="string">
            <text:p>Donn</text:p>
          </table:table-cell>
          <table:table-cell table:style-name="ce15" table:number-columns-repeated="2"/>
          <table:table-cell table:style-name="ce15" office:value-type="string" calcext:value-type="string">
            <text:p>SIE</text:p>
          </table:table-cell>
          <table:table-cell table:style-name="ce15" table:number-columns-repeated="8"/>
          <table:table-cell table:style-name="ce15" table:number-columns-spanned="5" table:number-rows-spanned="1"/>
          <table:covered-table-cell table:number-columns-repeated="4" table:style-name="ce15"/>
          <table: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35" table:number-columns-repeated="40"/>
          <table:table-cell table:style-name="ce41" table:number-columns-repeated="944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table:number-columns-repeated="24"/>
          <table:table-cell table:style-name="ce36" table:number-columns-repeated="40"/>
          <table:table-cell table:style-name="ce42" table:number-columns-repeated="944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office:value-type="string" calcext:value-type="string">
            <text:p>QCM Photographie (ENT)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77" office:value-type="string" calcext:value-type="string">
            <text:p>DM géolocalisation</text:p>
          </table:table-cell>
          <table:table-cell table:style-name="ce77" office:value-type="string" calcext:value-type="string">
            <text:p>Localisation</text:p>
          </table:table-cell>
          <table:table-cell table:style-name="ce77" office:value-type="string" calcext:value-type="string">
            <text:p>Titanic</text:p>
          </table:table-cell>
          <table:table-cell table:style-name="ce77" office:value-type="string" calcext:value-type="string">
            <text:p>Géocube mesures</text:p>
          </table:table-cell>
          <table:table-cell table:style-name="ce77"/>
          <table:table-cell table:style-name="ce80" office:value-type="string" calcext:value-type="string">
            <text:p>Architecture d’un sie</text:p>
          </table:table-cell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string" calcext:value-type="string">
            <text:p>X</text:p>
          </table:table-cell>
          <table:table-cell table:number-columns-repeated="3" table:style-name="ce67" office:value-type="date" office:date-value="2021-10-18" calcext:value-type="date">
            <text:p>18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style-name="ce67" office:value-type="date" office:date-value="2021-11-29" calcext:value-type="date">
            <text:p>29 nov.</text:p>
          </table:table-cell>
          <table:table-cell table:style-name="ce67" office:value-type="date" office:date-value="2021-12-06" calcext:value-type="date">
            <text:p>6 déc.</text:p>
          </table:table-cell>
          <table:table-cell table:style-name="ce67" office:value-type="date" office:date-value="2021-12-13" calcext:value-type="date">
            <text:p>13 déc.</text:p>
          </table:table-cell>
          <table:table-cell table:style-name="ce67" table:number-columns-repeated="24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4" calcext:value-type="date">
            <text:p>14 oct.</text:p>
          </table:table-cell>
          <table:table-cell table:number-columns-repeated="2" table:style-name="ce67" office:value-type="date" office:date-value="2021-10-21" calcext:value-type="date">
            <text:p>21 oct.</text:p>
          </table:table-cell>
          <table:table-cell table:style-name="ce67"/>
          <table:table-cell table:style-name="ce67" office:value-type="date" office:date-value="2021-10-21" calcext:value-type="date">
            <text:p>21 oct.</text:p>
          </table:table-cell>
          <table:table-cell table:style-name="ce67" office:value-type="date" office:date-value="2021-11-25" calcext:value-type="date">
            <text:p>25 nov.</text:p>
          </table:table-cell>
          <table:table-cell table:style-name="ce67" office:value-type="date" office:date-value="2021-12-02" calcext:value-type="date">
            <text:p>2 déc.</text:p>
          </table:table-cell>
          <table:table-cell table:style-name="ce67" office:value-type="date" office:date-value="2021-12-09" calcext:value-type="date">
            <text:p>9 déc.</text:p>
          </table:table-cell>
          <table:table-cell table:style-name="ce67" table:number-columns-repeated="24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J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2" calcext:value-type="date">
            <text:p>12 oct.</text:p>
          </table:table-cell>
          <table:table-cell table:number-columns-repeated="2" table:style-name="ce67" office:value-type="date" office:date-value="2021-10-19" calcext:value-type="date">
            <text:p>19 oct.</text:p>
          </table:table-cell>
          <table:table-cell table:style-name="ce67" office:value-type="date" office:date-value="2021-11-09" calcext:value-type="date">
            <text:p>9 nov.</text:p>
          </table:table-cell>
          <table:table-cell table:style-name="ce67" office:value-type="date" office:date-value="2021-10-19" calcext:value-type="date">
            <text:p>19 oct.</text:p>
          </table:table-cell>
          <table:table-cell table:style-name="ce67" office:value-type="date" office:date-value="2021-11-23" calcext:value-type="date">
            <text:p>23 nov.</text:p>
          </table:table-cell>
          <table:table-cell table:style-name="ce67" office:value-type="date" office:date-value="2021-11-30" calcext:value-type="date">
            <text:p>30 nov.</text:p>
          </table:table-cell>
          <table:table-cell table:style-name="ce67" office:value-type="date" office:date-value="2021-12-07" calcext:value-type="date">
            <text:p>7 déc.</text:p>
          </table:table-cell>
          <table:table-cell table:style-name="ce67" table:number-columns-repeated="24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4"/>
          <table:table-cell table:style-name="ce85" table:number-columns-repeated="40"/>
          <table:table-cell table:style-name="ce95"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7"/>
          <table:table-cell table:style-name="ce78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29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7"/>
          <table:table-cell table:style-name="ce71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29"/>
          <table:table-cell table:number-columns-repeated="992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29"/>
          <table:table-cell table:number-columns-repeated="992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29"/>
          <table:table-cell table:number-columns-repeated="992"/>
        </table:table-row>
        <table:table-row table:style-name="ro9" table:number-rows-repeated="1048487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67" table:default-cell-style-name="ce74"/>
        <table:table-column table:style-name="co4" table:number-columns-repeated="5" table:default-cell-style-name="ce74"/>
        <table:table-column table:style-name="co4" table:number-columns-repeated="945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8" table:number-rows-spanned="1">
            <text:p>Lang</text:p>
          </table:table-cell>
          <table:covered-table-cell table:number-columns-repeated="7" table:style-name="ce15"/>
          <table:table-cell table:style-name="ce15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5"/>
          <table:table-cell table:style-name="ce15" office:value-type="string" calcext:value-type="string" table:number-columns-spanned="3" table:number-rows-spanned="1">
            <text:p>Lang</text:p>
          </table:table-cell>
          <table:covered-table-cell table:number-columns-repeated="2" table:style-name="ce15"/>
          <table:table-cell table:style-name="ce15" office:value-type="string" calcext:value-type="string">
            <text:p>Algo</text:p>
          </table:table-cell>
          <table:table-cell table:style-name="ce15" table:number-columns-repeated="5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8"/>
          <table:table-cell table:style-name="ce35" table:number-columns-repeated="40"/>
          <table:table-cell table:style-name="ce41" table:number-columns-repeated="905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3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Eval 04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string" calcext:value-type="string">
            <text:p>Eval 05</text:p>
          </table:table-cell>
          <table:table-cell table:style-name="ce46" office:value-type="float" office:value="1" calcext:value-type="float">
            <text:p>01</text:p>
          </table:table-cell>
          <table:table-cell table:style-name="ce46" table:number-columns-repeated="41"/>
          <table:table-cell table:style-name="ce53" table:number-columns-repeated="40"/>
          <table:table-cell table:style-name="ce54" table:number-columns-repeated="905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ce88" office:value-type="string" calcext:value-type="string">
            <text:p>Exercices sup fonction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7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représentation des nombres (en ligne)</text:p>
          </table:table-cell>
          <table:table-cell table:style-name="ce77" office:value-type="string" calcext:value-type="string">
            <text:p>Évaluation représentation nombres (en ligne)</text:p>
          </table:table-cell>
          <table:table-cell table:style-name="ce77" office:value-type="string" calcext:value-type="string">
            <text:p>Types construits – tuple rugby</text:p>
          </table:table-cell>
          <table:table-cell table:style-name="ce77" office:value-type="string" calcext:value-type="string">
            <text:p>Types construits – tableau saut en longueur</text:p>
          </table:table-cell>
          <table:table-cell table:style-name="ce77" office:value-type="string" calcext:value-type="string">
            <text:p>Types construits – dictionnaire concessionnaire</text:p>
          </table:table-cell>
          <table:table-cell table:style-name="ce77" office:value-type="string" calcext:value-type="string">
            <text:p>Exercices types construits</text:p>
          </table:table-cell>
          <table:table-cell table:style-name="ce77" office:value-type="string" calcext:value-type="string">
            <text:p>Documentation</text:p>
          </table:table-cell>
          <table:table-cell table:style-name="ce77" office:value-type="string" calcext:value-type="string">
            <text:p>Construction par compréhension</text:p>
          </table:table-cell>
          <table:table-cell table:style-name="ce77" office:value-type="string" calcext:value-type="string">
            <text:p>Bilan Types construits</text:p>
          </table:table-cell>
          <table:table-cell table:style-name="ce77" office:value-type="string" calcext:value-type="string">
            <text:p>Exercices types construits (capytale)</text:p>
          </table:table-cell>
          <table:table-cell table:style-name="ce77" office:value-type="string" calcext:value-type="string">
            <text:p>Types construits</text:p>
          </table:table-cell>
          <table:table-cell table:style-name="ce77" office:value-type="string" calcext:value-type="string">
            <text:p>Puissance 4</text:p>
          </table:table-cell>
          <table:table-cell table:style-name="ce77" office:value-type="string" calcext:value-type="string">
            <text:p>Puissance 4 – jeu de tests</text:p>
          </table:table-cell>
          <table:table-cell table:style-name="ce77" office:value-type="string" calcext:value-type="string">
            <text:p>Projet types construits – jeu de plateau</text:p>
          </table:table-cell>
          <table:table-cell table:style-name="ce77" office:value-type="string" calcext:value-type="string">
            <text:p>Parcours séquentiel (variant/invariant)</text:p>
          </table:table-cell>
          <table:table-cell table:style-name="ce80" office:value-type="string" calcext:value-type="string">
            <text:p>exercices parcours ???</text:p>
          </table:table-cell>
          <table:table-cell table:style-name="ce80" office:value-type="string" calcext:value-type="string">
            <text:p>tri dicho</text:p>
          </table:table-cell>
          <table:table-cell table:style-name="ce77" table:number-columns-repeated="4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05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office:value-type="date" office:date-value="2021-10-18" calcext:value-type="date">
            <text:p>18 oct.</text:p>
          </table:table-cell>
          <table:table-cell table:style-name="ce67" office:value-type="date" office:date-value="2021-10-19" calcext:value-type="date">
            <text:p>19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number-columns-repeated="2" table:style-name="ce67" office:value-type="date" office:date-value="2021-11-09" calcext:value-type="date">
            <text:p>9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16" calcext:value-type="date">
            <text:p>16 nov.</text:p>
          </table:table-cell>
          <table:table-cell table:style-name="ce67" office:value-type="date" office:date-value="2021-11-17" calcext:value-type="date">
            <text:p>17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23" calcext:value-type="date">
            <text:p>23 nov.</text:p>
          </table:table-cell>
          <table:table-cell table:number-columns-repeated="4" table:style-name="ce67" office:value-type="date" office:date-value="2021-11-30" calcext:value-type="date">
            <text:p>30 nov.</text:p>
          </table:table-cell>
          <table:table-cell table:style-name="ce67" office:value-type="date" office:date-value="2021-12-14" calcext:value-type="date">
            <text:p>14 déc.</text:p>
          </table:table-cell>
          <table:table-cell table:style-name="ce67" office:value-type="date" office:date-value="2021-12-06" calcext:value-type="date">
            <text:p>6 déc.</text:p>
          </table:table-cell>
          <table:table-cell table:number-columns-repeated="2" table:style-name="ce67" office:value-type="date" office:date-value="2021-12-07" calcext:value-type="date">
            <text:p>7 déc.</text:p>
          </table:table-cell>
          <table:table-cell table:style-name="ce67" table:number-columns-repeated="42"/>
          <table:table-cell table:style-name="ce94" table:number-columns-repeated="40"/>
          <table:table-cell table:style-name="ce96" table:number-columns-repeated="90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.5" calcext:value-type="float">
            <text:p>2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3"/>
          <table:table-cell table:style-name="ce85" table:number-columns-repeated="40"/>
          <table:table-cell table:style-name="ce95" table:number-columns-repeated="90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66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6"/>
          <table:table-cell table:number-columns-repeated="951"/>
        </table:table-row>
        <table:table-row table:style-name="ro5">
          <table:table-cell table:number-columns-repeated="2"/>
          <table:table-cell table:style-name="ce71" table:number-columns-repeated="67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67"/>
          <table:table-cell table:number-columns-repeated="951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67"/>
          <table:table-cell table:number-columns-repeated="951"/>
        </table:table-row>
        <table:table-row table:style-name="ro5">
          <table:table-cell table:number-columns-repeated="2"/>
          <table:table-cell table:style-name="ce71" table:number-columns-repeated="67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66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67"/>
          <table:table-cell table:number-columns-repeated="951"/>
        </table:table-row>
        <table:table-row table:style-name="ro9">
          <table:table-cell table:number-columns-repeated="2"/>
          <table:table-cell table:style-name="ce71" table:number-columns-repeated="67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1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18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67"/>
          <table:table-cell table:number-columns-repeated="951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6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65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1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18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57"/>
          <table:table-cell table:number-columns-repeated="951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1"/>
          <table:table-cell table:number-columns-repeated="951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58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67"/>
          <table:table-cell table:number-columns-repeated="951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67"/>
          <table:table-cell table:number-columns-repeated="951"/>
        </table:table-row>
        <table:table-row table:style-name="ro9" table:number-rows-repeated="1048490">
          <table:table-cell table:number-columns-repeated="1020"/>
        </table:table-row>
        <table:table-row table:style-name="ro9">
          <table:table-cell table:number-columns-repeated="1020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9" table:default-cell-style-name="ce74"/>
        <table:table-column table:style-name="co3" table:number-columns-repeated="8" table:default-cell-style-name="Default"/>
        <table:table-column table:style-name="co4" table:number-columns-repeated="931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Lang</text:p>
          </table:table-cell>
          <table:table-cell table:style-name="ce15" table:number-columns-repeated="9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 table:number-columns-spanned="10" table:number-rows-spanned="1">
            <text:p>Archi</text:p>
          </table:table-cell>
          <table:covered-table-cell table:number-columns-repeated="9" table:style-name="ce15"/>
          <table:table-cell table:style-name="ce15" office:value-type="string" calcext:value-type="string" table:number-columns-spanned="9" table:number-rows-spanned="1">
            <text:p>BDD</text:p>
          </table:table-cell>
          <table:covered-table-cell table:number-columns-repeated="8" table:style-name="ce15"/>
          <table:table-cell table:style-name="ce15" office:value-type="string" calcext:value-type="string">
            <text:p>BAC</text:p>
          </table:table-cell>
          <table:table-cell table:number-columns-repeated="2" table:style-name="ce15" office:value-type="string" calcext:value-type="string">
            <text:p>Algo</text:p>
          </table:table-cell>
          <table:table-cell table:style-name="ce15" table:number-columns-repeated="9"/>
          <table:table-cell table:style-name="ce15" table:number-columns-spanned="11" table:number-rows-spanned="1"/>
          <table:covered-table-cell table:number-columns-repeated="10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13" table:number-rows-spanned="1"/>
          <table:covered-table-cell table:number-columns-repeated="12" table:style-name="ce15"/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2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string" calcext:value-type="string">
            <text:p>Eval 05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string" calcext:value-type="string">
            <text:p>Eval 06</text:p>
          </table:table-cell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Eval 07</text:p>
          </table:table-cell>
          <table:table-cell table:style-name="ce13" table:number-columns-repeated="37"/>
          <table:table-cell table:style-name="ce36" table:number-columns-repeated="40"/>
          <table:table-cell table:style-name="ce42" table:number-columns-repeated="897"/>
          <table:table-cell table:style-name="ce82" table:number-columns-repeated="2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pile -file</text:p>
          </table:table-cell>
          <table:table-cell table:style-name="ce77" office:value-type="string" calcext:value-type="string">
            <text:p>Bibliothèque deque</text:p>
          </table:table-cell>
          <table:table-cell table:style-name="ce77" office:value-type="string" calcext:value-type="string">
            <text:p>Processus et programmation concurrente</text:p>
          </table:table-cell>
          <table:table-cell table:style-name="ce77" office:value-type="string" calcext:value-type="string">
            <text:p>Exercice interblocage: dîner des philosophes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77" office:value-type="string" calcext:value-type="string">
            <text:p>Modèle relationnel – bandes-dessinées</text:p>
          </table:table-cell>
          <table:table-cell table:style-name="ce77" office:value-type="string" calcext:value-type="string">
            <text:p>Exercices modèle relationnel</text:p>
          </table:table-cell>
          <table:table-cell table:style-name="ce77" office:value-type="string" calcext:value-type="string">
            <text:p>SGBD</text:p>
          </table:table-cell>
          <table:table-cell table:style-name="ce66" office:value-type="string" calcext:value-type="string">
            <text:p>SGBD – manipulation données</text:p>
          </table:table-cell>
          <table:table-cell table:style-name="ce66" office:value-type="string" calcext:value-type="string">
            <text:p>Exercices SGBD manipulation</text:p>
          </table:table-cell>
          <table:table-cell table:style-name="ce77" office:value-type="string" calcext:value-type="string">
            <text:p>Requêtes avancées</text:p>
          </table:table-cell>
          <table:table-cell table:style-name="ce77" office:value-type="string" calcext:value-type="string">
            <text:p>Exercices requêtes avancées</text:p>
          </table:table-cell>
          <table:table-cell table:style-name="ce77" office:value-type="string" calcext:value-type="string">
            <text:p>Exercice type bac</text:p>
          </table:table-cell>
          <table:table-cell table:style-name="ce77" office:value-type="string" calcext:value-type="string">
            <text:p>BDD</text:p>
          </table:table-cell>
          <table:table-cell table:style-name="ce77" office:value-type="string" calcext:value-type="string">
            <text:p>Épreuves pratiques 01</text:p>
          </table:table-cell>
          <table:table-cell table:style-name="ce77" office:value-type="string" calcext:value-type="string">
            <text:p>Algorithme glouton (première)</text:p>
          </table:table-cell>
          <table:table-cell table:style-name="ce77" office:value-type="string" calcext:value-type="string">
            <text:p>Arbre – recherche de fichiers</text:p>
          </table:table-cell>
          <table:table-cell table:style-name="ce66" office:value-type="string" calcext:value-type="string">
            <text:p>Exercices arbres</text:p>
          </table:table-cell>
          <table:table-cell table:style-name="ce77" office:value-type="string" calcext:value-type="string">
            <text:p>Arbre binaire – notation polonaise</text:p>
          </table:table-cell>
          <table:table-cell table:style-name="ce77" office:value-type="string" calcext:value-type="string">
            <text:p>Arbre binaire – CM 2018</text:p>
          </table:table-cell>
          <table:table-cell table:style-name="ce77" office:value-type="string" calcext:value-type="string">
            <text:p>Exercices arbres binaires</text:p>
          </table:table-cell>
          <table:table-cell table:style-name="ce77" office:value-type="string" calcext:value-type="string">
            <text:p>Arbre binaire de recherche</text:p>
          </table:table-cell>
          <table:table-cell table:style-name="ce77" office:value-type="string" calcext:value-type="string">
            <text:p>Exercices ABR</text:p>
          </table:table-cell>
          <table:table-cell table:style-name="ce77" office:value-type="string" calcext:value-type="string">
            <text:p>Résultats DNB</text:p>
          </table:table-cell>
          <table:table-cell table:style-name="ce77" office:value-type="string" calcext:value-type="string">
            <text:p>Tri par tas</text:p>
          </table:table-cell>
          <table:table-cell table:style-name="ce109" office:value-type="string" calcext:value-type="string">
            <text:p>DM arbre – type bac</text:p>
          </table:table-cell>
          <table:table-cell table:style-name="ce66" office:value-type="string" calcext:value-type="string">
            <text:p>Évaluation ?</text:p>
          </table:table-cell>
          <table:table-cell table:style-name="ce66" table:number-columns-repeated="6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style-name="ce107" table:number-columns-repeated="899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number-columns-repeated="2" table:style-name="ce31" office:value-type="date" office:date-value="2021-11-17" calcext:value-type="date">
            <text:p>17 nov.</text:p>
          </table:table-cell>
          <table:table-cell table:style-name="ce31" office:value-type="date" office:date-value="2021-11-22" calcext:value-type="date">
            <text:p>22 nov.</text:p>
          </table:table-cell>
          <table:table-cell table:number-columns-repeated="3" table:style-name="ce31" office:value-type="date" office:date-value="2021-11-23" calcext:value-type="date">
            <text:p>23 nov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1-30" calcext:value-type="date">
            <text:p>30 nov.</text:p>
          </table:table-cell>
          <table:table-cell table:number-columns-repeated="3" table:style-name="ce31" office:value-type="date" office:date-value="2021-12-01" calcext:value-type="date">
            <text:p>1 déc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2-08" calcext:value-type="date">
            <text:p>8 déc.</text:p>
          </table:table-cell>
          <table:table-cell table:style-name="ce31" office:value-type="date" office:date-value="2021-12-07" calcext:value-type="date">
            <text:p>7 déc.</text:p>
          </table:table-cell>
          <table:table-cell table:number-columns-repeated="2" table:style-name="ce31" office:value-type="date" office:date-value="2021-12-13" calcext:value-type="date">
            <text:p>13 déc.</text:p>
          </table:table-cell>
          <table:table-cell table:style-name="ce31"/>
          <table:table-cell table:style-name="ce31" office:value-type="string" calcext:value-type="string">
            <text:p>X</text:p>
          </table:table-cell>
          <table:table-cell table:style-name="ce31" table:number-columns-repeated="38"/>
          <table:table-cell table:style-name="ce32" table:number-columns-repeated="40"/>
          <table:table-cell table:style-name="ce33" table:number-columns-repeated="897"/>
          <table:table-cell table:number-columns-repeated="2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7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table:number-columns-repeated="41"/>
          <table:table-cell table:style-name="ce85" table:number-columns-repeated="40"/>
          <table:table-cell table:style-name="ce95" table:number-columns-repeated="897"/>
          <table:table-cell table:number-columns-repeated="2"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maison</text:p>
          </table:table-cell>
          <table:table-cell table:number-columns-repeated="2" table:style-name="ce67" office:value-type="date" office:date-value="2021-11-25" calcext:value-type="date">
            <text:p>25 nov.</text:p>
          </table:table-cell>
          <table:table-cell table:number-columns-repeated="4" table:style-name="ce67" office:value-type="string" calcext:value-type="string">
            <text:p>X</text:p>
          </table:table-cell>
          <table:table-cell table:number-columns-repeated="3" table:style-name="ce67" office:value-type="date" office:date-value="2021-12-02" calcext:value-type="date">
            <text:p>2 déc.</text:p>
          </table:table-cell>
          <table:table-cell table:number-columns-repeated="2" table:style-name="ce67" office:value-type="date" office:date-value="2021-12-03" calcext:value-type="date">
            <text:p>3 déc.</text:p>
          </table:table-cell>
          <table:table-cell table:number-columns-repeated="3" table:style-name="ce67" office:value-type="string" calcext:value-type="string">
            <text:p>X</text:p>
          </table:table-cell>
          <table:table-cell table:style-name="ce67" office:value-type="date" office:date-value="2021-12-16" calcext:value-type="date">
            <text:p>16 déc.</text:p>
          </table:table-cell>
          <table:table-cell table:number-columns-repeated="3" table:style-name="ce67" office:value-type="date" office:date-value="2021-12-10" calcext:value-type="date">
            <text:p>10 déc.</text:p>
          </table:table-cell>
          <table:table-cell table:style-name="ce67" office:value-type="date" office:date-value="2021-12-16" calcext:value-type="date">
            <text:p>16 déc.</text:p>
          </table:table-cell>
          <table:table-cell table:style-name="ce67" table:number-columns-repeated="15"/>
          <table:table-cell table:style-name="ce67" office:value-type="string" calcext:value-type="string">
            <text:p>X</text:p>
          </table:table-cell>
          <table:table-cell table:style-name="ce67" table:number-columns-repeated="38"/>
          <table:table-cell table:style-name="ce94" table:number-columns-repeated="40"/>
          <table:table-cell table:style-name="ce96" table:number-columns-repeated="897"/>
          <table:table-cell table:style-name="ce111" table:number-columns-repeated="2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4"/>
          <table:table-cell table:style-name="ce78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9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6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6"/>
          <table:table-cell table:number-columns-repeated="945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6"/>
          <table:table-cell table:number-columns-repeated="945"/>
        </table:table-row>
        <table:table-row table:style-name="ro9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6"/>
          <table:table-cell table:number-columns-repeated="945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6"/>
          <table:table-cell table:number-columns-repeated="945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8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5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6"/>
          <table:table-cell table:number-columns-repeated="945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6"/>
          <table:table-cell table:number-columns-repeated="945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6"/>
          <table:table-cell table:number-columns-repeated="945"/>
        </table:table-row>
        <table:table-row table:style-name="ro9" table:number-rows-repeated="1048504">
          <table:table-cell table:number-columns-repeated="1023"/>
        </table:table-row>
        <table:table-row table:style-name="ro9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5">00/00/0000</text:date>, <text:time style:data-style-name="N2" text:time-value="12:41:11.1251945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12-15T10:10:43.124173367</dc:date>
    <meta:editing-duration>P268DT10H43M21S</meta:editing-duration>
    <meta:editing-cycles>1036</meta:editing-cycles>
    <meta:generator>LibreOffice/6.1.5.2$Linux_X86_64 LibreOffice_project/10$Build-2</meta:generator>
    <meta:document-statistic meta:table-count="3" meta:cell-count="754" meta:object-count="0"/>
  </office:meta>
</office:document-meta>
</file>